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27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122.77mm"/>
    </style:style>
    <style:style style:name="co5" style:family="table-column">
      <style:table-column-properties fo:break-before="auto" style:column-width="27.18mm"/>
    </style:style>
    <style:style style:name="co6" style:family="table-column">
      <style:table-column-properties fo:break-before="auto" style:column-width="24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2mm" fo:break-before="auto" style:use-optimal-row-height="false"/>
    </style:style>
    <style:style style:name="ro4" style:family="table-row">
      <style:table-row-properties style:row-height="57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9.5pt" style:font-size-asian="9.5pt" style:font-size-complex="9.5pt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ext-properties style:font-name="Liberation Mono" fo:font-size="10pt" style:font-size-asian="10pt" style:font-size-complex="10pt"/>
    </style:style>
    <style:style style:name="ce11" style:family="table-cell" style:parent-style-name="Default">
      <style:text-properties style:font-name="Liberation Sans" fo:font-size="10pt" style:font-name-asian="Droid Sans Fallback" style:font-size-asian="10pt" style:font-name-complex="Droid Sans Devanagari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4" table:number-rows-spanned="1">
            <text:p>startIDE Befehlsreferenz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4" office:value-type="string" calcext:value-type="string">
            <text:p>Eingänge</text:p>
          </table:table-cell>
          <table:table-cell office:value-type="string" calcext:value-type="string">
            <text:p>WaitInDig</text:p>
          </table:table-cell>
          <table:table-cell/>
          <table:table-cell office:value-type="string" calcext:value-type="string">
            <text:p>&lt;Gerät&gt; &lt;Port&gt; &lt;Bedingung&gt; &lt;Timeout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fInDig</text:p>
          </table:table-cell>
          <table:table-cell/>
          <table:table-cell office:value-type="string" calcext:value-type="string">
            <text:p>&lt;Gerät&gt; &lt;Port&gt; &lt;Bedingung&gt; &lt;Sprungziel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aitIn</text:p>
          </table:table-cell>
          <table:table-cell/>
          <table:table-cell office:value-type="string" calcext:value-type="string">
            <text:p>&lt;Gerät&gt; &lt;Port&gt; &lt;Eingangstyp&gt; &lt;Bedingung&gt; &lt;Vergl.-Wert&gt; &lt;Timeout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fIn</text:p>
          </table:table-cell>
          <table:table-cell/>
          <table:table-cell office:value-type="string" calcext:value-type="string">
            <text:p>&lt;Gerät&gt; &lt;Port&gt; &lt;Eingangstyp&gt; &lt;Bedingung&gt; &lt;Vergl.-Wert&gt; &lt;Sprungziel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ueryIn</text:p>
          </table:table-cell>
          <table:table-cell/>
          <table:table-cell office:value-type="string" calcext:value-type="string">
            <text:p>&lt;Gerät&gt; &lt;Port&gt; &lt;Eingangstyp&gt; &lt;Text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unterClear</text:p>
          </table:table-cell>
          <table:table-cell/>
          <table:table-cell office:value-type="string" calcext:value-type="string">
            <text:p>&lt;Gerät&gt; &lt;Port&gt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>
            <text:p>Ausgänge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&lt;Gerät&gt; &lt;Port&gt; &lt;Leistung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otor</text:p>
          </table:table-cell>
          <table:table-cell/>
          <table:table-cell office:value-type="string" calcext:value-type="string">
            <text:p>&lt;Gerät&gt; &lt;Port&gt; &lt;Richtung&gt; &lt;Leistung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otorP</text:p>
          </table:table-cell>
          <table:table-cell/>
          <table:table-cell office:value-type="string" calcext:value-type="string">
            <text:p>&lt;Gerät&gt; &lt;Port&gt; &lt;Endsch.&gt; &lt;Pulsgeber&gt; &lt;Richtung&gt; &lt;Leistung&gt; &lt;Pulszahl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otorE</text:p>
          </table:table-cell>
          <table:table-cell/>
          <table:table-cell office:value-type="string" calcext:value-type="string">
            <text:p>&lt;Gerät&gt; &lt;Port&gt; &lt;Endschalter&gt; &lt;Richtung&gt; &lt;Leistung&gt; &lt;Pulszahl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otorES</text:p>
          </table:table-cell>
          <table:table-cell/>
          <table:table-cell office:value-type="string" calcext:value-type="string">
            <text:p>&lt;Gerät&gt; &lt;Port&gt; &lt;Sync.Port&gt; <text:s/>&lt;Richtung&gt; &lt;Leistung&gt; &lt;Pulszahl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ervo</text:p>
          </table:table-cell>
          <table:table-cell/>
          <table:table-cell office:value-type="string" calcext:value-type="string">
            <text:p>&lt;Gerät&gt; &lt;Servo-Kanal&gt; &lt;Sollwert&gt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>
            <text:p>Variable</text:p>
          </table:table-cell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&lt;Name&gt; &lt;Wert&gt;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om…</text:p>
          </table:table-cell>
          <table:table-cell table:style-name="ce10" office:value-type="string" calcext:value-type="string">
            <text:p>FromIn</text:p>
          </table:table-cell>
          <table:table-cell table:style-name="ce11" office:value-type="string" calcext:value-type="string">
            <text:p>&lt;Gerät&gt; &lt;Port&gt; &lt;Eingangstyp&gt; &lt;Variable&gt;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FromKeypad</text:p>
          </table:table-cell>
          <table:table-cell office:value-type="string" calcext:value-type="string">
            <text:p>&lt;Variable&gt; &lt;Min.-Wert&gt; &lt;Max.-Wert&gt;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FromDial</text:p>
          </table:table-cell>
          <table:table-cell office:value-type="string" calcext:value-type="string">
            <text:p>&lt;Variable&gt; &lt;Min.-Wert&gt; &lt;Max.-Wert&gt; &lt;Text&gt;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FromButtons</text:p>
          </table:table-cell>
          <table:table-cell office:value-type="string" calcext:value-type="string">
            <text:p>&lt;Variable&gt; &lt;Buttontext 1&gt; … &lt;Buttontext 7&gt;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FromPoly</text:p>
          </table:table-cell>
          <table:table-cell office:value-type="string" calcext:value-type="string">
            <text:p>&lt;Zielvariable&gt; &lt;Eingangsvariable&gt; &lt;c1&gt; &lt;c2&gt; &lt;c3&gt; &lt;c4&gt;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FromSys</text:p>
          </table:table-cell>
          <table:table-cell office:value-type="string" calcext:value-type="string">
            <text:p>&lt;Variable&gt; &lt;Datenquelle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ueryVar</text:p>
          </table:table-cell>
          <table:table-cell/>
          <table:table-cell office:value-type="string" calcext:value-type="string">
            <text:p>&lt;Variable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fVar</text:p>
          </table:table-cell>
          <table:table-cell/>
          <table:table-cell office:value-type="string" calcext:value-type="string">
            <text:p>&lt;Variable&gt; &lt;Bedingung&gt; &lt;Vergl.-Wert&gt; &lt;Sprungziel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alc</text:p>
          </table:table-cell>
          <table:table-cell/>
          <table:table-cell office:value-type="string" calcext:value-type="string">
            <text:p>&lt;Zielvariable&gt; &lt;Operand 1&gt; &lt;Operator&gt; &lt;Operand 2&gt;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Arrays</text:p>
          </table:table-cell>
          <table:table-cell office:value-type="string" calcext:value-type="string">
            <text:p>ArrayInit</text:p>
          </table:table-cell>
          <table:table-cell office:value-type="string" calcext:value-type="string">
            <text:p>&lt;Array&gt;</text:p>
          </table:table-cell>
          <table:table-cell table:number-columns-repeated="1020"/>
        </table:table-row>
        <table:table-row table:style-name="ro2">
          <table:table-cell/>
          <table:table-cell table:style-name="ce4"/>
          <table:table-cell office:value-type="string" calcext:value-type="string">
            <text:p>Array</text:p>
          </table:table-cell>
          <table:table-cell office:value-type="string" calcext:value-type="string">
            <text:p>&lt;Variable&gt; &lt;Operation&gt; &lt;Array&gt; &lt;Index&gt;</text:p>
          </table:table-cell>
          <table:table-cell table:number-columns-repeated="1020"/>
        </table:table-row>
        <table:table-row table:style-name="ro2">
          <table:table-cell/>
          <table:table-cell table:style-name="ce4"/>
          <table:table-cell office:value-type="string" calcext:value-type="string">
            <text:p>ArrayStat</text:p>
          </table:table-cell>
          <table:table-cell office:value-type="string" calcext:value-type="string">
            <text:p>&lt;Variable&gt; &lt;Operation&gt; &lt;Array&gt;</text:p>
          </table:table-cell>
          <table:table-cell table:number-columns-repeated="1020"/>
        </table:table-row>
        <table:table-row table:style-name="ro2">
          <table:table-cell/>
          <table:table-cell table:style-name="ce4"/>
          <table:table-cell office:value-type="string" calcext:value-type="string">
            <text:p>QueryArray</text:p>
          </table:table-cell>
          <table:table-cell office:value-type="string" calcext:value-type="string">
            <text:p>&lt;Array&gt;</text:p>
          </table:table-cell>
          <table:table-cell table:number-columns-repeated="1020"/>
        </table:table-row>
        <table:table-row table:style-name="ro2">
          <table:table-cell/>
          <table:table-cell table:style-name="ce4"/>
          <table:table-cell office:value-type="string" calcext:value-type="string">
            <text:p>ArrayLoad</text:p>
          </table:table-cell>
          <table:table-cell office:value-type="string" calcext:value-type="string">
            <text:p>&lt;Array&gt; &lt;Auswahlmodus&gt;</text:p>
          </table:table-cell>
          <table:table-cell table:number-columns-repeated="1020"/>
        </table:table-row>
        <table:table-row table:style-name="ro2">
          <table:table-cell/>
          <table:table-cell table:style-name="ce4"/>
          <table:table-cell office:value-type="string" calcext:value-type="string">
            <text:p>ArraySave</text:p>
          </table:table-cell>
          <table:table-cell office:value-type="string" calcext:value-type="string">
            <text:p>&lt;Array&gt; &lt;Dateihandlingmodus&gt;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2">
          <table:table-cell table:style-name="ce4" office:value-type="string" calcext:value-type="string">
            <text:p>Steuerung</text:p>
          </table:table-cell>
          <table:table-cell office:value-type="string" calcext:value-type="string">
            <text:p># commen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&lt;Sprungmarke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&lt;Sprungziel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oopTo</text:p>
          </table:table-cell>
          <table:table-cell/>
          <table:table-cell office:value-type="string" calcext:value-type="string">
            <text:p>&lt;Sprungmarke&gt; &lt;Anzahl&gt;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ime</text:p>
          </table:table-cell>
          <table:table-cell table:style-name="ce10" office:value-type="string" calcext:value-type="string">
            <text:p>Delay</text:p>
          </table:table-cell>
          <table:table-cell office:value-type="string" calcext:value-type="string">
            <text:p>&lt;Wartezeit&gt;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TimerQuery</text:p>
          </table:table-cell>
          <table:table-cell table:number-columns-repeated="1021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TimerClear</text:p>
          </table:table-cell>
          <table:table-cell table:number-columns-repeated="1021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IfTimer</text:p>
          </table:table-cell>
          <table:table-cell office:value-type="string" calcext:value-type="string">
            <text:p>&lt;After | Every&gt; &lt;Zeitdauer&gt; &lt;Sprungziel&gt;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Interrupt</text:p>
          </table:table-cell>
          <table:table-cell office:value-type="string" calcext:value-type="string">
            <text:p>&lt;After | Every&gt; &lt;Zeitdauer&gt; &lt;Zielmodulname&gt;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QueryNo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IFShift</text:p>
          </table:table-cell>
          <table:table-cell/>
          <table:table-cell office:value-type="string" calcext:value-type="string">
            <text:p>&lt;Robo Interface Modulnummer&gt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&lt;Modulname&gt; &lt;Zähler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allExt</text:p>
          </table:table-cell>
          <table:table-cell/>
          <table:table-cell office:value-type="string" calcext:value-type="string">
            <text:p>&lt;Modulname&gt; &lt;Zähler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tur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/>
          <table:table-cell office:value-type="string" calcext:value-type="string">
            <text:p>&lt;Name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En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style-name="ce4" office:value-type="string" calcext:value-type="string">
            <text:p>Interaktion</text:p>
          </table:table-cell>
          <table:table-cell office:value-type="string" calcext:value-type="string">
            <text:p>Print</text:p>
          </table:table-cell>
          <table:table-cell/>
          <table:table-cell office:value-type="string" calcext:value-type="string">
            <text:p>&lt;Text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&lt;Text&gt;‘&lt;Buttontext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ogfile</text:p>
          </table:table-cell>
          <table:table-cell/>
          <table:table-cell office:value-type="string" calcext:value-type="string">
            <text:p>&lt;0 | 1 | C&gt;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Grafik</text:p>
          </table:table-cell>
          <table:table-cell table:style-name="ce4" office:value-type="string" calcext:value-type="string">
            <text:p>Canvas</text:p>
          </table:table-cell>
          <table:table-cell office:value-type="string" calcext:value-type="string">
            <text:p>Canvas show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/>
          <table:table-cell office:value-type="string" calcext:value-type="string">
            <text:p>Canvas hide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/>
          <table:table-cell office:value-type="string" calcext:value-type="string">
            <text:p>Canvas clear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/>
          <table:table-cell office:value-type="string" calcext:value-type="string">
            <text:p>Canvas update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/>
          <table:table-cell office:value-type="string" calcext:value-type="string">
            <text:p>Canvas origin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/>
          <table:table-cell office:value-type="string" calcext:value-type="string">
            <text:p>Canvas load &lt;PNG-Datei&gt;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/>
          <table:table-cell office:value-type="string" calcext:value-type="string">
            <text:p>Canvas log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uch</text:p>
          </table:table-cell>
          <table:table-cell office:value-type="string" calcext:value-type="string">
            <text:p>WaitForTouch</text:p>
          </table:table-cell>
          <table:table-cell table:number-columns-repeated="1021"/>
        </table:table-row>
        <table:table-row table:style-name="ro2">
          <table:table-cell/>
          <table:table-cell table:style-name="ce5"/>
          <table:table-cell office:value-type="string" calcext:value-type="string">
            <text:p>WaitForRelease</text:p>
          </table:table-cell>
          <table:table-cell table:number-columns-repeated="1021"/>
        </table:table-row>
        <table:table-row table:style-name="ro2">
          <table:table-cell/>
          <table:table-cell table:style-name="ce5"/>
          <table:table-cell office:value-type="string" calcext:value-type="string">
            <text:p>IfTouchArea</text:p>
          </table:table-cell>
          <table:table-cell office:value-type="string" calcext:value-type="string">
            <text:p>&lt;x1&gt; &lt;y1&gt; &lt;x2&gt; &lt;y2&gt; &lt;Sprungziel&gt;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Communication</text:p>
          </table:table-cell>
          <table:table-cell office:value-type="string" calcext:value-type="string">
            <text:p>I2CWrite</text:p>
          </table:table-cell>
          <table:table-cell office:value-type="string" calcext:value-type="string">
            <text:p>&lt;Gerät&gt; &lt;Array&gt;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 office:value-type="string" calcext:value-type="string">
            <text:p>I2CRead</text:p>
          </table:table-cell>
          <table:table-cell office:value-type="string" calcext:value-type="string">
            <text:p>&lt;Gerät&gt; &lt;Array&gt;</text:p>
          </table:table-cell>
          <table:table-cell table:number-columns-repeated="1020"/>
        </table:table-row>
        <table:table-row table:style-name="ro2">
          <table:table-cell table:style-name="ce6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6.65mm" fo:margin-right="8.9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.00.0000</text:date>, <text:time style:data-style-name="N2" text:time-value="00:42:38.609373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59:34.346275202</meta:creation-date>
    <dc:date>2019-01-25T00:48:22.100106907</dc:date>
    <meta:editing-duration>PT1H55M42S</meta:editing-duration>
    <meta:editing-cycles>7</meta:editing-cycles>
    <meta:generator>LibreOffice/6.1.3.2$Linux_X86_64 LibreOffice_project/10$Build-2</meta:generator>
    <meta:document-statistic meta:table-count="1" meta:cell-count="119" meta:object-count="0"/>
  </office:meta>
</office:document-meta>
</file>